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DataBufferFactory.DefaultDataBufferFactory( boolean preferDirect , int defaultInitial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DataBufferFactory.join( List &lt; ? extends DataBuffer &gt; dataBuff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DataBufferFactor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ataBufferFactory.DefaultDataBuff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ataBufferFactory.allocateBuffer( int initialCapaci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DataBufferFactory.wrap( ByteBuffer byte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ataBufferFactory.DefaultDataBufferFactory( boolean preferDir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ataBufferFactory.wrap( byte [ ] 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ataBufferFactory.isDir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ataBufferFactory.allocate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